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3728in" svg:y="0.3949in">
            <draw:object draw:notify-on-update-of-ranges="Sheet1.C3:Sheet1.C3 Sheet1.C4:Sheet1.C13 Sheet1.D3:Sheet1.D3 Sheet1.D4:Sheet1.D13 Sheet1.C3:Sheet1.C3 Sheet1.C4:Sheet1.C13 Sheet1.E3:Sheet1.E3 Sheet1.E4:Sheet1.E13 Sheet1.C3:Sheet1.C3 Sheet1.C4:Sheet1.C13 Sheet1.F3:Sheet1.F3 Sheet1.F4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2.3" calcext:value-type="float">
            <text:p>12.3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formula="of:=[.C6]+100000" office:value-type="float" office:value="400000" calcext:value-type="float">
            <text:p>400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formula="of:=[.C7]+100000" office:value-type="float" office:value="500000" calcext:value-type="float">
            <text:p>50000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formula="of:=[.C8]+100000" office:value-type="float" office:value="600000" calcext:value-type="float">
            <text:p>600000</text:p>
          </table:table-cell>
          <table:table-cell office:value-type="float" office:value="25" calcext:value-type="float">
            <text:p>25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formula="of:=[.C9]+100000" office:value-type="float" office:value="700000" calcext:value-type="float">
            <text:p>7000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[.C10]+100000" office:value-type="float" office:value="800000" calcext:value-type="float">
            <text:p>80000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formula="of:=[.C11]+100000" office:value-type="float" office:value="900000" calcext:value-type="float">
            <text:p>9000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[.C12]+100000" office:value-type="float" office:value="1000000" calcext:value-type="float">
            <text:p>1000000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20:18:21.695000000</meta:creation-date>
    <dc:date>2022-05-18T21:14:09.438000000</dc:date>
    <meta:editing-duration>PT45M37S</meta:editing-duration>
    <meta:editing-cycles>1</meta:editing-cycles>
    <meta:document-statistic meta:table-count="1" meta:cell-count="44" meta:object-count="1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13cm" svg:y="3.703cm" style:legend-expansion="high" chart:style-name="ch2"/>
        <chart:plot-area chart:style-name="ch3" table:cell-range-address="Sheet1.C3:Sheet1.F13" chart:data-source-has-labels="row" svg:x="0.32cm" svg:y="0.18cm" svg:width="13.573cm" svg:height="8.64cm">
          <chart:coordinate-region svg:x="0.941cm" svg:y="0.379cm" svg:width="12.3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13" chart:label-cell-address="Sheet1.D3:Sheet1.D3" chart:class="chart:scatter">
            <chart:domain table:cell-range-address="Sheet1.C4:Sheet1.C13"/>
            <chart:data-point chart:repeated="10"/>
          </chart:series>
          <chart:series chart:style-name="ch7" chart:values-cell-range-address="Sheet1.E4:Sheet1.E13" chart:label-cell-address="Sheet1.E3:Sheet1.E3" chart:class="chart:scatter">
            <chart:data-point chart:repeated="10"/>
          </chart:series>
          <chart:series chart:style-name="ch8" chart:values-cell-range-address="Sheet1.F4:Sheet1.F13" chart:label-cell-address="Sheet1.F3:Sheet1.F3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insert</text:p>
                <draw:g>
                  <svg:desc>Sheet1.D3:Sheet1.D3</svg:desc>
                </draw:g>
              </table:table-cell>
              <table:table-cell office:value-type="string">
                <text:p>delete</text:p>
                <draw:g>
                  <svg:desc>Sheet1.E3:Sheet1.E3</svg:desc>
                </draw:g>
              </table:table-cell>
              <table:table-cell office:value-type="string">
                <text:p>search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C4:Sheet1.C13</svg:desc>
                </draw:g>
              </table:table-cell>
              <table:table-cell office:value-type="float" office:value="12.3">
                <text:p>12.3</text:p>
                <draw:g>
                  <svg:desc>Sheet1.D4:Sheet1.D13</svg:desc>
                </draw:g>
              </table:table-cell>
              <table:table-cell office:value-type="float" office:value="11.5">
                <text:p>11.5</text:p>
                <draw:g>
                  <svg:desc>Sheet1.E4:Sheet1.E13</svg:desc>
                </draw:g>
              </table:table-cell>
              <table:table-cell office:value-type="float" office:value="5">
                <text:p>5</text:p>
                <draw:g>
                  <svg:desc>Sheet1.F4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5">
                <text:p>25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